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dc644" officeooo:paragraph-rsid="3eddc644"/>
    </style:style>
    <style:style style:name="P50" style:family="paragraph" style:parent-style-name="Text_20_body">
      <style:text-properties officeooo:rsid="3ede8399" officeooo:paragraph-rsid="3ede8399"/>
    </style:style>
    <style:style style:name="P51" style:family="paragraph" style:parent-style-name="Text_20_body">
      <style:text-properties officeooo:rsid="3ee7141d" officeooo:paragraph-rsid="3ee7141d"/>
    </style:style>
    <style:style style:name="P52" style:family="paragraph" style:parent-style-name="Text_20_body">
      <style:text-properties officeooo:rsid="3ec7d21d" officeooo:paragraph-rsid="3ec7d21d"/>
    </style:style>
    <style:style style:name="P53" style:family="paragraph" style:parent-style-name="Text_20_body">
      <style:text-properties officeooo:rsid="3f06a511" officeooo:paragraph-rsid="3f06a511"/>
    </style:style>
    <style:style style:name="P54" style:family="paragraph" style:parent-style-name="Text_20_body">
      <style:text-properties officeooo:rsid="3f07feaf" officeooo:paragraph-rsid="3f07feaf"/>
    </style:style>
    <style:style style:name="P55" style:family="paragraph" style:parent-style-name="Text_20_body">
      <style:text-properties officeooo:rsid="3f0b0376" officeooo:paragraph-rsid="3f0b0376"/>
    </style:style>
    <style:style style:name="P56" style:family="paragraph" style:parent-style-name="Standard">
      <style:text-properties officeooo:rsid="3ee7141d" officeooo:paragraph-rsid="3ee7141d"/>
    </style:style>
    <style:style style:name="P57" style:family="paragraph" style:parent-style-name="Text_20_body">
      <style:paragraph-properties fo:margin-top="0cm" fo:margin-bottom="0cm" loext:contextual-spacing="false"/>
      <style:text-properties fo:color="#000000" style:font-name="CharisSILW" loext:padding="0cm" loext:border="none"/>
    </style:style>
    <style:style style:name="P58" style:family="paragraph" style:parent-style-name="Heading_20_1" style:master-page-name="Standard">
      <style:paragraph-properties style:page-number="auto"/>
    </style:style>
    <style:style style:name="P59" style:family="paragraph" style:parent-style-name="Heading_20_3">
      <style:text-properties officeooo:paragraph-rsid="3ecb6fdd"/>
    </style:style>
    <style:style style:name="P60" style:family="paragraph" style:parent-style-name="Heading_20_3">
      <style:text-properties officeooo:rsid="3eddc644" officeooo:paragraph-rsid="3eddc644"/>
    </style:style>
    <style:style style:name="P61" style:family="paragraph" style:parent-style-name="Standard" style:list-style-name="L6">
      <style:text-properties officeooo:rsid="3aa3bfb1"/>
    </style:style>
    <style:style style:name="P62" style:family="paragraph" style:parent-style-name="Heading_20_2">
      <style:text-properties officeooo:paragraph-rsid="3ecb6fdd"/>
    </style:style>
    <style:style style:name="P63" style:family="paragraph" style:parent-style-name="Heading_20_2">
      <style:text-properties officeooo:rsid="3f07feaf" officeooo:paragraph-rsid="3f07feaf"/>
    </style:style>
    <style:style style:name="P64" style:family="paragraph" style:parent-style-name="Heading_20_2">
      <style:text-properties officeooo:rsid="3f0b0376" officeooo:paragraph-rsid="3f0b0376"/>
    </style:style>
    <style:style style:name="P65" style:family="paragraph" style:parent-style-name="Text_20_body" style:list-style-name="L1">
      <style:text-properties officeooo:paragraph-rsid="3bed1a53"/>
    </style:style>
    <style:style style:name="P66" style:family="paragraph" style:parent-style-name="Text_20_body" style:list-style-name="L1">
      <style:text-properties officeooo:paragraph-rsid="3d9f166b"/>
    </style:style>
    <style:style style:name="P67" style:family="paragraph" style:parent-style-name="Text_20_body" style:list-style-name="L1">
      <style:text-properties officeooo:rsid="3c7d9eea" officeooo:paragraph-rsid="3c7d9eea"/>
    </style:style>
    <style:style style:name="P68" style:family="paragraph" style:parent-style-name="Text_20_body" style:list-style-name="L1">
      <style:text-properties fo:language="cs" fo:country="CZ" officeooo:rsid="3c7d9eea" officeooo:paragraph-rsid="3c7d9eea"/>
    </style:style>
    <style:style style:name="P69" style:family="paragraph" style:parent-style-name="Text_20_body" style:list-style-name="L1">
      <style:text-properties fo:language="cs" fo:country="CZ" officeooo:rsid="3d947f21" officeooo:paragraph-rsid="3d947f21"/>
    </style:style>
    <style:style style:name="P70" style:family="paragraph" style:parent-style-name="Text_20_body" style:list-style-name="L8">
      <style:text-properties fo:language="cs" fo:country="CZ" officeooo:rsid="3f04d66c" officeooo:paragraph-rsid="3f04d66c"/>
    </style:style>
    <style:style style:name="P71" style:family="paragraph" style:parent-style-name="Text_20_body" style:list-style-name="L9">
      <style:text-properties fo:language="cs" fo:country="CZ" officeooo:rsid="3ee23eb9" officeooo:paragraph-rsid="3ee23eb9" style:language-asian="cs" style:country-asian="CZ"/>
    </style:style>
    <style:style style:name="P72" style:family="paragraph" style:parent-style-name="Text_20_body" style:list-style-name="L14">
      <style:text-properties fo:language="cs" fo:country="CZ" officeooo:rsid="36ed2054" officeooo:paragraph-rsid="3eca56fb"/>
    </style:style>
    <style:style style:name="P73" style:family="paragraph" style:parent-style-name="Text_20_body" style:list-style-name="L14">
      <style:text-properties fo:language="cs" fo:country="CZ" fo:font-style="normal" officeooo:rsid="36ed2054" officeooo:paragraph-rsid="3eca56fb" style:font-style-asian="normal" style:font-style-complex="normal"/>
    </style:style>
    <style:style style:name="P74" style:family="paragraph" style:parent-style-name="Text_20_body" style:list-style-name="L14">
      <style:text-properties fo:language="cs" fo:country="CZ" fo:font-style="normal" officeooo:rsid="3eca56fb" officeooo:paragraph-rsid="3eca56fb" style:font-style-asian="normal" style:font-style-complex="normal"/>
    </style:style>
    <style:style style:name="P75" style:family="paragraph" style:parent-style-name="Text_20_body" style:list-style-name="L8">
      <style:text-properties fo:language="cs" fo:country="CZ" officeooo:rsid="3ebe0368" officeooo:paragraph-rsid="3ebe0368"/>
    </style:style>
    <style:style style:name="P76" style:family="paragraph" style:parent-style-name="Text_20_body" style:list-style-name="L30">
      <style:text-properties fo:language="cs" fo:country="CZ" officeooo:rsid="3dd42e51" officeooo:paragraph-rsid="3ec94f31"/>
    </style:style>
    <style:style style:name="P77" style:family="paragraph" style:parent-style-name="Text_20_body" style:list-style-name="L31">
      <style:text-properties fo:language="cs" fo:country="CZ" officeooo:rsid="3dd26aad" officeooo:paragraph-rsid="3dd26aad"/>
    </style:style>
    <style:style style:name="P78" style:family="paragraph" style:parent-style-name="Text_20_body" style:list-style-name="L32">
      <style:text-properties fo:language="cs" fo:country="CZ" officeooo:rsid="2e68a41c" officeooo:paragraph-rsid="3ec94f31"/>
    </style:style>
    <style:style style:name="P79" style:family="paragraph" style:parent-style-name="Text_20_body" style:list-style-name="L1">
      <style:text-properties officeooo:rsid="3e73e580" officeooo:paragraph-rsid="3e73e580"/>
    </style:style>
    <style:style style:name="P80" style:family="paragraph" style:parent-style-name="Text_20_body" style:list-style-name="L1">
      <style:text-properties officeooo:rsid="339f8655" officeooo:paragraph-rsid="3ebe0368"/>
    </style:style>
    <style:style style:name="P81" style:family="paragraph" style:parent-style-name="Text_20_body" style:list-style-name="L6">
      <style:text-properties officeooo:rsid="339f8655" officeooo:paragraph-rsid="36feed1e"/>
    </style:style>
    <style:style style:name="P82" style:family="paragraph" style:parent-style-name="Text_20_body" style:list-style-name="L2">
      <style:text-properties officeooo:rsid="381ba151" officeooo:paragraph-rsid="381ba151"/>
    </style:style>
    <style:style style:name="P83" style:family="paragraph" style:parent-style-name="Text_20_body" style:list-style-name="L2">
      <style:text-properties officeooo:rsid="381bdf6f" officeooo:paragraph-rsid="381bdf6f"/>
    </style:style>
    <style:style style:name="P84" style:family="paragraph" style:parent-style-name="Text_20_body" style:list-style-name="L3">
      <style:text-properties officeooo:rsid="37385ef0" officeooo:paragraph-rsid="37385ef0"/>
    </style:style>
    <style:style style:name="P85" style:family="paragraph" style:parent-style-name="Text_20_body" style:list-style-name="L3">
      <style:text-properties officeooo:rsid="3ecb6fdd" officeooo:paragraph-rsid="3ecb6fdd"/>
    </style:style>
    <style:style style:name="P86" style:family="paragraph" style:parent-style-name="Text_20_body" style:list-style-name="L4">
      <style:text-properties officeooo:rsid="3ebfd5c0" officeooo:paragraph-rsid="3ebfd5c0"/>
    </style:style>
    <style:style style:name="P87" style:family="paragraph" style:parent-style-name="Text_20_body" style:list-style-name="L5">
      <style:text-properties officeooo:rsid="37054b75" officeooo:paragraph-rsid="3ec7d21d"/>
    </style:style>
    <style:style style:name="P88" style:family="paragraph" style:parent-style-name="Text_20_body" style:list-style-name="L5">
      <style:text-properties officeooo:rsid="3ec7d21d" officeooo:paragraph-rsid="3ec7d21d"/>
    </style:style>
    <style:style style:name="P89" style:family="paragraph" style:parent-style-name="Text_20_body" style:list-style-name="L6">
      <style:text-properties officeooo:rsid="3a4ce24a" officeooo:paragraph-rsid="3e8b078d"/>
    </style:style>
    <style:style style:name="P90" style:family="paragraph" style:parent-style-name="Text_20_body" style:list-style-name="L6">
      <style:text-properties officeooo:rsid="3ad3531a" officeooo:paragraph-rsid="3ad3531a"/>
    </style:style>
    <style:style style:name="P91" style:family="paragraph" style:parent-style-name="Text_20_body" style:list-style-name="L6">
      <style:text-properties officeooo:rsid="3aa3bfb1" officeooo:paragraph-rsid="36feed1e"/>
    </style:style>
    <style:style style:name="P92" style:family="paragraph" style:parent-style-name="Text_20_body" style:list-style-name="L7">
      <style:text-properties officeooo:rsid="3aa3bfb1" officeooo:paragraph-rsid="3aa3bfb1"/>
    </style:style>
    <style:style style:name="P93" style:family="paragraph" style:parent-style-name="Text_20_body" style:list-style-name="L6">
      <style:text-properties officeooo:rsid="39f13955" officeooo:paragraph-rsid="39f13955"/>
    </style:style>
    <style:style style:name="P94" style:family="paragraph" style:parent-style-name="Text_20_body" style:list-style-name="L6">
      <style:text-properties officeooo:rsid="3a72d9d4" officeooo:paragraph-rsid="3a72d9d4"/>
    </style:style>
    <style:style style:name="P95" style:family="paragraph" style:parent-style-name="Text_20_body" style:list-style-name="L6">
      <style:text-properties fo:font-style="normal" officeooo:rsid="3a72d9d4" officeooo:paragraph-rsid="3a72d9d4" style:font-style-asian="normal" style:font-style-complex="normal"/>
    </style:style>
    <style:style style:name="P96" style:family="paragraph" style:parent-style-name="Text_20_body" style:list-style-name="L8">
      <style:text-properties fo:font-style="normal" officeooo:rsid="3a463fd8" officeooo:paragraph-rsid="3a463fd8" style:font-style-asian="normal" style:font-style-complex="normal"/>
    </style:style>
    <style:style style:name="P97" style:family="paragraph" style:parent-style-name="Text_20_body" style:list-style-name="L13">
      <style:text-properties fo:font-style="normal" officeooo:rsid="3a3e0abe" officeooo:paragraph-rsid="3a3e0abe" style:font-style-asian="normal" style:font-style-complex="normal"/>
    </style:style>
    <style:style style:name="P98" style:family="paragraph" style:parent-style-name="Text_20_body" style:list-style-name="L8">
      <style:text-properties fo:font-style="normal" officeooo:rsid="3a3e0abe" officeooo:paragraph-rsid="3a3e0abe" style:font-style-asian="normal" style:font-style-complex="normal"/>
    </style:style>
    <style:style style:name="P99" style:family="paragraph" style:parent-style-name="Text_20_body" style:list-style-name="L13">
      <style:text-properties fo:font-style="normal" officeooo:rsid="3a4591ca" officeooo:paragraph-rsid="3a4591ca" style:font-style-asian="normal" style:font-style-complex="normal"/>
    </style:style>
    <style:style style:name="P100" style:family="paragraph" style:parent-style-name="Text_20_body" style:list-style-name="L8">
      <style:text-properties fo:font-style="normal" officeooo:rsid="3a43af0f" officeooo:paragraph-rsid="3a43af0f" style:font-style-asian="normal" style:font-style-complex="normal"/>
    </style:style>
    <style:style style:name="P101" style:family="paragraph" style:parent-style-name="Text_20_body" style:list-style-name="L15">
      <style:text-properties fo:font-style="normal" officeooo:rsid="3b38dbf6" officeooo:paragraph-rsid="3ecb6fdd" style:font-style-asian="normal" style:font-style-complex="normal"/>
    </style:style>
    <style:style style:name="P102" style:family="paragraph" style:parent-style-name="Text_20_body" style:list-style-name="L8">
      <style:text-properties fo:font-style="normal" officeooo:rsid="33a90648" officeooo:paragraph-rsid="33a90648" style:font-style-asian="normal" style:font-style-complex="normal"/>
    </style:style>
    <style:style style:name="P103" style:family="paragraph" style:parent-style-name="Text_20_body" style:list-style-name="L8">
      <style:text-properties fo:font-style="normal" officeooo:rsid="33a8d05b" officeooo:paragraph-rsid="33a90648" style:font-style-asian="normal" style:font-style-complex="normal"/>
    </style:style>
    <style:style style:name="P104" style:family="paragraph" style:parent-style-name="Text_20_body" style:list-style-name="L8">
      <style:text-properties fo:font-style="normal" officeooo:rsid="3a589509" officeooo:paragraph-rsid="3a589509" style:font-style-asian="normal" style:font-style-complex="normal"/>
    </style:style>
    <style:style style:name="P105" style:family="paragraph" style:parent-style-name="Text_20_body" style:list-style-name="L6">
      <style:text-properties officeooo:rsid="37b016f0" officeooo:paragraph-rsid="37b016f0"/>
    </style:style>
    <style:style style:name="P106" style:family="paragraph" style:parent-style-name="Text_20_body" style:list-style-name="L6">
      <style:text-properties officeooo:rsid="339fccc0" officeooo:paragraph-rsid="36feed1e"/>
    </style:style>
    <style:style style:name="P107" style:family="paragraph" style:parent-style-name="Text_20_body" style:list-style-name="L6">
      <style:text-properties officeooo:rsid="3279e20a" officeooo:paragraph-rsid="36feed1e"/>
    </style:style>
    <style:style style:name="P108"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09"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10" style:family="paragraph" style:parent-style-name="Text_20_body" style:list-style-name="L8">
      <style:text-properties officeooo:rsid="3f04d66c" officeooo:paragraph-rsid="3f04d66c"/>
    </style:style>
    <style:style style:name="P111" style:family="paragraph" style:parent-style-name="Text_20_body" style:list-style-name="L8">
      <style:text-properties officeooo:rsid="2c9bc398" officeooo:paragraph-rsid="36fd79c9"/>
    </style:style>
    <style:style style:name="P112" style:family="paragraph" style:parent-style-name="Text_20_body" style:list-style-name="L8">
      <style:text-properties officeooo:rsid="33bbf52c" officeooo:paragraph-rsid="33bbf52c"/>
    </style:style>
    <style:style style:name="P113" style:family="paragraph" style:parent-style-name="Text_20_body" style:list-style-name="L8">
      <style:text-properties officeooo:rsid="33a80abc" officeooo:paragraph-rsid="33a80abc"/>
    </style:style>
    <style:style style:name="P114" style:family="paragraph" style:parent-style-name="Text_20_body" style:list-style-name="L8">
      <style:text-properties officeooo:rsid="36fca773" officeooo:paragraph-rsid="36fca773"/>
    </style:style>
    <style:style style:name="P115" style:family="paragraph" style:parent-style-name="Text_20_body" style:list-style-name="L10">
      <style:text-properties officeooo:rsid="3ea385fe" officeooo:paragraph-rsid="3ea385fe"/>
    </style:style>
    <style:style style:name="P116" style:family="paragraph" style:parent-style-name="Text_20_body" style:list-style-name="L11">
      <style:text-properties officeooo:paragraph-rsid="3c6be572"/>
    </style:style>
    <style:style style:name="P117" style:family="paragraph" style:parent-style-name="Text_20_body" style:list-style-name="L12">
      <style:text-properties officeooo:paragraph-rsid="3a3d2893"/>
    </style:style>
    <style:style style:name="P118" style:family="paragraph" style:parent-style-name="Text_20_body" style:list-style-name="L8">
      <style:text-properties fo:font-style="italic" officeooo:rsid="3a3e57aa" officeooo:paragraph-rsid="3a3e57aa" style:font-style-asian="italic" style:font-style-complex="italic"/>
    </style:style>
    <style:style style:name="P119" style:family="paragraph" style:parent-style-name="Text_20_body" style:list-style-name="L8">
      <style:text-properties officeooo:rsid="3a7bf547" officeooo:paragraph-rsid="3a7bf547"/>
    </style:style>
    <style:style style:name="P120" style:family="paragraph" style:parent-style-name="Text_20_body" style:list-style-name="L8">
      <style:text-properties officeooo:rsid="37061743" officeooo:paragraph-rsid="3ebf82fa"/>
    </style:style>
    <style:style style:name="P121" style:family="paragraph" style:parent-style-name="Text_20_body" style:list-style-name="L6">
      <style:text-properties officeooo:rsid="36e655ab" officeooo:paragraph-rsid="3ec17803"/>
    </style:style>
    <style:style style:name="P122" style:family="paragraph" style:parent-style-name="Text_20_body" style:list-style-name="L8">
      <style:text-properties officeooo:rsid="3ed78054" officeooo:paragraph-rsid="3ed78054"/>
    </style:style>
    <style:style style:name="P123" style:family="paragraph" style:parent-style-name="Text_20_body" style:list-style-name="L8">
      <style:text-properties officeooo:rsid="3ed8f1c6" officeooo:paragraph-rsid="3ed8f1c6"/>
    </style:style>
    <style:style style:name="P124" style:family="paragraph" style:parent-style-name="Text_20_body" style:list-style-name="L8">
      <style:text-properties officeooo:rsid="374ad17d" officeooo:paragraph-rsid="3ebe0368"/>
    </style:style>
    <style:style style:name="P125" style:family="paragraph" style:parent-style-name="Text_20_body" style:list-style-name="L8">
      <style:text-properties fo:language="en" fo:country="US" officeooo:rsid="37afcdf1" officeooo:paragraph-rsid="3ebe0368"/>
    </style:style>
    <style:style style:name="P126" style:family="paragraph" style:parent-style-name="Text_20_body" style:list-style-name="L8">
      <style:text-properties officeooo:rsid="3e9be86e" officeooo:paragraph-rsid="3e9be86e"/>
    </style:style>
    <style:style style:name="P127" style:family="paragraph" style:parent-style-name="Text_20_body" style:list-style-name="L8">
      <style:text-properties officeooo:rsid="3e9a9a4c" officeooo:paragraph-rsid="3e9a9a4c"/>
    </style:style>
    <style:style style:name="P128" style:family="paragraph" style:parent-style-name="Text_20_body" style:list-style-name="L8">
      <style:text-properties officeooo:rsid="3c78ce9e" officeooo:paragraph-rsid="3c78ce9e"/>
    </style:style>
    <style:style style:name="P129" style:family="paragraph" style:parent-style-name="Text_20_body" style:list-style-name="L8">
      <style:text-properties officeooo:rsid="3bff2c40" officeooo:paragraph-rsid="3bff2c40"/>
    </style:style>
    <style:style style:name="P130" style:family="paragraph" style:parent-style-name="Text_20_body" style:list-style-name="L8">
      <style:text-properties officeooo:rsid="3bff54f5" officeooo:paragraph-rsid="3bff54f5"/>
    </style:style>
    <style:style style:name="P131" style:family="paragraph" style:parent-style-name="Text_20_body" style:list-style-name="L8">
      <style:text-properties officeooo:rsid="3bc0c43a" officeooo:paragraph-rsid="3bc0c43a"/>
    </style:style>
    <style:style style:name="P132" style:family="paragraph" style:parent-style-name="Text_20_body" style:list-style-name="L8">
      <style:text-properties officeooo:rsid="3414ccfe" officeooo:paragraph-rsid="36e80b4f"/>
    </style:style>
    <style:style style:name="P133" style:family="paragraph" style:parent-style-name="Text_20_body" style:list-style-name="L6">
      <style:text-properties officeooo:rsid="3020b1f3" officeooo:paragraph-rsid="3ec7d21d"/>
    </style:style>
    <style:style style:name="P134" style:family="paragraph" style:parent-style-name="Text_20_body" style:list-style-name="L16">
      <style:text-properties officeooo:rsid="3ed1f66a" officeooo:paragraph-rsid="3ed1f66a"/>
    </style:style>
    <style:style style:name="P135" style:family="paragraph" style:parent-style-name="Text_20_body" style:list-style-name="L17">
      <style:text-properties officeooo:paragraph-rsid="3ebe0368"/>
    </style:style>
    <style:style style:name="P136" style:family="paragraph" style:parent-style-name="Text_20_body" style:list-style-name="L18">
      <style:text-properties officeooo:paragraph-rsid="3d69cd93"/>
    </style:style>
    <style:style style:name="P137" style:family="paragraph" style:parent-style-name="Text_20_body" style:list-style-name="L19">
      <style:text-properties officeooo:rsid="3b4eea96" officeooo:paragraph-rsid="3b4eea96"/>
    </style:style>
    <style:style style:name="P138" style:family="paragraph" style:parent-style-name="Text_20_body" style:list-style-name="L20">
      <style:text-properties officeooo:rsid="38ce9fdb" officeooo:paragraph-rsid="38ce9fdb"/>
    </style:style>
    <style:style style:name="P139" style:family="paragraph" style:parent-style-name="Text_20_body" style:list-style-name="L21">
      <style:text-properties officeooo:rsid="3915fa4e" officeooo:paragraph-rsid="3915fa4e"/>
    </style:style>
    <style:style style:name="P140" style:family="paragraph" style:parent-style-name="Text_20_body" style:list-style-name="L22">
      <style:text-properties officeooo:paragraph-rsid="3c546974"/>
    </style:style>
    <style:style style:name="P141" style:family="paragraph" style:parent-style-name="Text_20_body" style:list-style-name="L22">
      <style:text-properties officeooo:rsid="3c546974" officeooo:paragraph-rsid="3c546974"/>
    </style:style>
    <style:style style:name="P142" style:family="paragraph" style:parent-style-name="Text_20_body" style:list-style-name="L23">
      <style:text-properties officeooo:rsid="3697c503" officeooo:paragraph-rsid="3697c503"/>
    </style:style>
    <style:style style:name="P143" style:family="paragraph" style:parent-style-name="Text_20_body" style:list-style-name="L24">
      <style:text-properties officeooo:rsid="3c605881" officeooo:paragraph-rsid="3c605881"/>
    </style:style>
    <style:style style:name="P144" style:family="paragraph" style:parent-style-name="Text_20_body" style:list-style-name="L25">
      <style:text-properties officeooo:rsid="37189b7a" officeooo:paragraph-rsid="3a6a5233"/>
    </style:style>
    <style:style style:name="P145" style:family="paragraph" style:parent-style-name="Text_20_body" style:list-style-name="L26">
      <style:text-properties officeooo:rsid="3309b033" officeooo:paragraph-rsid="3a6a5233"/>
    </style:style>
    <style:style style:name="P146" style:family="paragraph" style:parent-style-name="Text_20_body" style:list-style-name="L26">
      <style:text-properties officeooo:rsid="35e3f9d0" officeooo:paragraph-rsid="3a6a5233"/>
    </style:style>
    <style:style style:name="P147" style:family="paragraph" style:parent-style-name="Text_20_body" style:list-style-name="L26">
      <style:text-properties officeooo:rsid="3a73822d" officeooo:paragraph-rsid="3a73822d"/>
    </style:style>
    <style:style style:name="P148" style:family="paragraph" style:parent-style-name="Text_20_body" style:list-style-name="L26">
      <style:text-properties officeooo:rsid="3ee845d3" officeooo:paragraph-rsid="3ee845d3"/>
    </style:style>
    <style:style style:name="P149" style:family="paragraph" style:parent-style-name="Text_20_body" style:list-style-name="L26">
      <style:text-properties officeooo:rsid="3eea5748" officeooo:paragraph-rsid="3eea5748"/>
    </style:style>
    <style:style style:name="P150" style:family="paragraph" style:parent-style-name="Text_20_body" style:list-style-name="L26">
      <style:text-properties officeooo:rsid="3eec3378" officeooo:paragraph-rsid="3eec3378"/>
    </style:style>
    <style:style style:name="P151" style:family="paragraph" style:parent-style-name="Text_20_body" style:list-style-name="L26">
      <style:text-properties officeooo:rsid="3eeca9c5" officeooo:paragraph-rsid="3eeca9c5"/>
    </style:style>
    <style:style style:name="P152" style:family="paragraph" style:parent-style-name="Text_20_body" style:list-style-name="L25">
      <style:text-properties officeooo:rsid="3a68a159" officeooo:paragraph-rsid="3a68a159"/>
    </style:style>
    <style:style style:name="P153" style:family="paragraph" style:parent-style-name="Text_20_body" style:list-style-name="L25">
      <style:text-properties officeooo:rsid="3ec68062" officeooo:paragraph-rsid="3ec68062"/>
    </style:style>
    <style:style style:name="P154" style:family="paragraph" style:parent-style-name="Text_20_body" style:list-style-name="L25">
      <style:text-properties officeooo:rsid="3a68eecf" officeooo:paragraph-rsid="3a68eecf"/>
    </style:style>
    <style:style style:name="P155" style:family="paragraph" style:parent-style-name="Text_20_body" style:list-style-name="L25">
      <style:text-properties officeooo:rsid="3a53735e" officeooo:paragraph-rsid="3a53735e"/>
    </style:style>
    <style:style style:name="P156" style:family="paragraph" style:parent-style-name="Text_20_body" style:list-style-name="L27">
      <style:text-properties officeooo:rsid="3a735f4d" officeooo:paragraph-rsid="3a735f4d"/>
    </style:style>
    <style:style style:name="P157" style:family="paragraph" style:parent-style-name="Text_20_body" style:list-style-name="L28">
      <style:text-properties officeooo:rsid="3a735f4d" officeooo:paragraph-rsid="3a735f4d"/>
    </style:style>
    <style:style style:name="P158" style:family="paragraph" style:parent-style-name="Text_20_body" style:list-style-name="L29">
      <style:text-properties officeooo:rsid="3a735f4d" officeooo:paragraph-rsid="3a735f4d"/>
    </style:style>
    <style:style style:name="P159" style:family="paragraph" style:parent-style-name="Text_20_body" style:list-style-name="L29">
      <style:text-properties officeooo:rsid="3a747284" officeooo:paragraph-rsid="3a747284"/>
    </style:style>
    <style:style style:name="P160" style:family="paragraph" style:parent-style-name="Text_20_body" style:list-style-name="L29">
      <style:text-properties officeooo:rsid="3a796459" officeooo:paragraph-rsid="3a796459"/>
    </style:style>
    <style:style style:name="P161" style:family="paragraph" style:parent-style-name="Text_20_body" style:list-style-name="L29">
      <style:text-properties officeooo:rsid="3ed01efb" officeooo:paragraph-rsid="3ed01efb"/>
    </style:style>
    <style:style style:name="P162" style:family="paragraph" style:parent-style-name="Text_20_body" style:list-style-name="L30">
      <style:text-properties officeooo:rsid="3dd4a44e" officeooo:paragraph-rsid="3ec94f31"/>
    </style:style>
    <style:style style:name="P163" style:family="paragraph" style:parent-style-name="Text_20_body">
      <style:text-properties officeooo:rsid="3ee0e308" officeooo:paragraph-rsid="3ee0e308"/>
    </style:style>
    <style:style style:name="P164" style:family="paragraph" style:parent-style-name="Text_20_body" style:list-style-name="L33">
      <style:text-properties officeooo:rsid="3f0b1019" officeooo:paragraph-rsid="3f0b1019"/>
    </style:style>
    <style:style style:name="P165" style:family="paragraph" style:parent-style-name="Text_20_body" style:list-style-name="L33">
      <style:text-properties officeooo:rsid="3f0b8380" officeooo:paragraph-rsid="3f0b8380"/>
    </style:style>
    <style:style style:name="P166" style:family="paragraph" style:parent-style-name="Example" style:list-style-name="L1">
      <style:text-properties fo:language="cs" fo:country="CZ" officeooo:rsid="3d947f21" officeooo:paragraph-rsid="3d947f21"/>
    </style:style>
    <style:style style:name="P167" style:family="paragraph" style:parent-style-name="Example" style:list-style-name="L1">
      <style:text-properties fo:language="cs" fo:country="CZ" officeooo:rsid="3c220128" officeooo:paragraph-rsid="3d9a3a47"/>
    </style:style>
    <style:style style:name="P168"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Formátování</text:h>
      <text:list xml:id="list2192084573" text:style-name="L1">
        <text:list-item>
          <text:p text:style-name="P65"><text:span text:style-name="T4">T</text:span><text:span text:style-name="T5">ODO: V textu kurzívou (což je typicky přímá řeč za postavu) nezvýrazňovat kouzla a předměty.</text:span></text:p>
        </text:list-item>
        <text:list-item>
          <text:p text:style-name="P67"><text:span text:style-name="T5">T</text:span><text:span text:style-name="T1">ODO: Udělat character styl pro zranění bleskem (a ohněm, atd.).</text:span></text:p>
        </text:list-item>
        <text:list-item>
          <text:p text:style-name="P68">TODO: Udělat character styl pro Osobu.</text:p>
        </text:list-item>
        <text:list-item>
          <text:p text:style-name="P69">Styly pro barvy zranění:</text:p>
          <text:list>
            <text:list-item>
              <text:p text:style-name="P166"><text:span text:style-name="T62">duševní</text:span><text:span text:style-name="T61"> zranění</text:span></text:p>
            </text:list-item>
            <text:list-item>
              <text:p text:style-name="P167"><text:span text:style-name="T26">z</text:span><text:span text:style-name="T25">ranění</text:span><text:span text:style-name="T59"> </text:span><text:span text:style-name="T60">4</text:span><text:span text:style-name="T59">kz </text:span><text:span text:style-name="T31">bleskem</text:span></text:p>
            </text:list-item>
            <text:list-item>
              <text:p text:style-name="P168">zranění bodem</text:p>
            </text:list-item>
          </text:list>
        </text:list-item>
        <text:list-item>
          <text:p text:style-name="P66"><text:span text:style-name="T64">TODO: Prokliky (cross-reference) na kouzla a schopnosti (</text:span><text:span text:style-name="T12">neviditelnost</text:span><text:span text:style-name="T63">)</text:span></text:p>
          <text:list>
            <text:list-item>
              <text:p text:style-name="P79">Problém: Budou asi s velkým písmenem...</text:p>
            </text:list-item>
          </text:list>
        </text:list-item>
        <text:list-item>
          <text:p text:style-name="P80">Opravit uvozovky</text:p>
        </text:list-item>
        <text:list-item>
          <text:p text:style-name="P80">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0">Všude zkontrolovat, že to tak opravdu je.</text:p>
            </text:list-item>
          </text:list>
        </text:list-item>
      </text:list>
      <text:h text:style-name="Heading_20_1" text:outline-level="1">Netříděné TODO</text:h>
      <text:p text:style-name="P8">TODO: Sandboxové prvky, moduly a podobně.</text:p>
      <text:list xml:id="list2702599699" text:style-name="L2">
        <text:list-item>
          <text:p text:style-name="P82">Asi jen návod pro PJe, jak to použít.</text:p>
          <text:list>
            <text:list-item>
              <text:p text:style-name="P83">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1806344329" text:style-name="L3">
        <text:list-item>
          <text:p text:style-name="P84">Otázka je, jakou. Kroll je velkej a ještě navíc má ultrasluch.</text:p>
        </text:list-item>
        <text:list-item>
          <text:p text:style-name="P85">(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3">TODO: Do rysů dát arachnofóbii (a možná i další fóbie)</text:p>
      <text:p text:style-name="P163">IDEA: Hobitovi dát jen <text:span text:style-name="T11">vytříbenou chuť</text:span>, kudůkovi <text:span text:style-name="T11">výborný čich</text:span>.</text:p>
      <text:list xml:id="list1605276415" text:style-name="L33">
        <text:list-item>
          <text:p text:style-name="P164">Spíš jinak: Hobitovi dát čich i chuť a kudůkovi <text:span text:style-name="T11">citlivý sluch</text:span>.</text:p>
        </text:list-item>
        <text:list-item>
          <text:p text:style-name="P165">A možná oběma ještě navíc <text:span text:style-name="T11">tichou chůzi</text:span> (výhoda při přížení) na vyrovnání nižšího počtu životů.</text:p>
        </text:list-item>
      </text:list>
      <text:p text:style-name="P33">TODO: Měl by mít hobit čich jako pes?</text:p>
      <text:list xml:id="list1732339746" text:style-name="L4">
        <text:list-item>
          <text:p text:style-name="P86">Asi ano, ať není zbytečně moc kategorií</text:p>
        </text:list-item>
      </text:list>
      <text:p text:style-name="P14">TODO: V kapitole Minulost zmínit, kým postava být nemůže - strop na společenské postavení?</text:p>
      <text:p text:style-name="P32"><text:span text:style-name="Emphasis"><text:span text:style-name="T23">TODO: Známosti - možná je explicitně vypisovat na deník?</text:span></text:span></text:p>
      <text:p text:style-name="P13">TODO: Rozhodnout, jak se budou počítat životy.</text:p>
      <text:list xml:id="list2506642220" text:style-name="L5">
        <text:list-item>
          <text:p text:style-name="P87">Jen podle velikosti? (Takže debuff Síly nesníží životy?)</text:p>
        </text:list-item>
        <text:list-item>
          <text:p text:style-name="P88"><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2"><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2202443419" text:style-name="L6">
        <text:list-item>
          <text:list>
            <text:list-item>
              <text:p text:style-name="P89">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0">TODO: Do kapitoly Dovednosti dát odkazy na kapitoly v Herních postupech, kde se mluví o použití příslušné dovednosti.</text:p>
            </text:list-item>
          </text:list>
        </text:list-item>
        <text:list-item>
          <text:p text:style-name="P91">TODO: Jezdectví</text:p>
        </text:list-item>
      </text:list>
      <text:list xml:id="list1022005519" text:style-name="L7">
        <text:list-item>
          <text:list>
            <text:list-item>
              <text:list>
                <text:list-item>
                  <text:p text:style-name="P92">Obyčejné cestování zvládne každý. Popohnat koně do <text:s/>trysku, skákat s ním přes překážky, kličkovat, střílet ze sedla a podobně už se ale musí umět.</text:p>
                </text:list-item>
              </text:list>
            </text:list-item>
          </text:list>
        </text:list-item>
      </text:list>
      <text:list xml:id="list191348781611708" text:continue-list="list2202443419" text:style-name="L6">
        <text:list-item>
          <text:p text:style-name="P61">Hobiti a kudůci preferují poníky.</text:p>
          <text:list>
            <text:list-item>
              <text:p text:style-name="P93">TODO: Zvážit dovednost řemeslná zručnost (nebo tak něco).</text:p>
            </text:list-item>
            <text:list-item>
              <text:p text:style-name="P94">TODO: Zvážit dovednost <text:span text:style-name="T11">znalost kouzel</text:span><text:span text:style-name="T16"> (umožní z run poznat, co je to za kouzlo).</text:span></text:p>
              <text:list>
                <text:list-item>
                  <text:p text:style-name="P95">Asi ne, nebylo by dost příležitostí k použití.</text:p>
                </text:list-item>
              </text:list>
            </text:list-item>
            <text:list-item>
              <text:p text:style-name="P81">Předělat dovednosti</text:p>
              <text:list>
                <text:list-item>
                  <text:p text:style-name="P105"><text:soft-page-break/>Kapitola Dovednosti je přepsaná, ale ještě bude potřeba vyřešit Soupeření (TODO).</text:p>
                </text:list-item>
              </text:list>
            </text:list-item>
            <text:list-item>
              <text:p text:style-name="P106">Všichni si vybírají 2 dovednosti</text:p>
              <text:list>
                <text:list-item>
                  <text:p text:style-name="P105">Tímhle si nejsem úplně jistej, u kouzelníka jsem už na první úrovni měl problém, co za druhou dovednost si vybrat (ok, zapomněl jsem na jazyky, tam se asi dá vyřádit).</text:p>
                </text:list-item>
              </text:list>
            </text:list-item>
            <text:list-item>
              <text:p text:style-name="P107">TODO: Plížení</text:p>
              <text:list>
                <text:list-item>
                  <text:p text:style-name="P10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9">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2002796470" text:style-name="L8">
        <text:list-item>
          <text:list>
            <text:list-item>
              <text:p text:style-name="P110">TODO: M<text:span text:style-name="T1">á lehká zbroj postih na plížení? A těžká?</text:span></text:p>
              <text:list>
                <text:list-item>
                  <text:p text:style-name="P70"><text:soft-page-break/>Lehká by asi neměla mít, jak hraničář tak zloděj jsou plížiči a zbroj se k nim hodí.</text:p>
                </text:list-item>
                <text:list-item>
                  <text:p text:style-name="P70">Těžká by naopak měla mít.</text:p>
                </text:list-item>
                <text:list-item>
                  <text:p text:style-name="P70">TODO: Změnit to jak v pravidlech, tak na kartách.</text:p>
                </text:list-item>
                <text:list-item>
                  <text:p text:style-name="P70"/>
                </text:list-item>
              </text:list>
            </text:list-item>
            <text:list-item>
              <text:p text:style-name="P111">TODO: Tvoje postava - Výbava</text:p>
            </text:list-item>
            <text:list-item>
              <text:p text:style-name="P112">Startovní výbava</text:p>
            </text:list-item>
            <text:list-item>
              <text:p text:style-name="P113">Tabulka zbraní</text:p>
              <text:list>
                <text:list-item>
                  <text:p text:style-name="P114">Možná ji spíš dát do kapitoly Boj?</text:p>
                </text:list-item>
              </text:list>
            </text:list-item>
          </text:list>
        </text:list-item>
      </text:list>
      <text:h text:style-name="P62" text:outline-level="2">Schopnosti povolání</text:h>
      <text:p text:style-name="P4">TODO: Sjednotit a zjednodušit pravidla pro zvířecí společníky, summony, metamorfózu a podobně</text:p>
      <text:list xml:id="list4064736763" text:style-name="L9">
        <text:list-item>
          <text:p text:style-name="P71">Pet (hraničářův pes) může mít nejvyšší vlastnost max o 1 pod postavou.</text:p>
        </text:list-item>
        <text:list-item>
          <text:p text:style-name="P71">Při proměně se hodnota nejvyšší vlastnosti zachovává.</text:p>
        </text:list-item>
        <text:list-item>
          <text:p text:style-name="P71">Chce to nějakej limit na velikost (tedy životy)</text:p>
          <text:list>
            <text:list-item>
              <text:p text:style-name="P71">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59" text:outline-level="3"><text:soft-page-break/>Válečník</text:h>
      <text:p text:style-name="P22">TODO: Schopnost <text:span text:style-name="T11">ochránce</text:span> nejspíš po změnách soubojáku přestane dávat smysl (beztak se mi nelíbila).</text:p>
      <text:p text:style-name="P23">TODO: <text:span text:style-name="T13">Rychlý boj</text:span> a obránce jde kombinovat (bránit někoho před dvěma útočníky, nebo třeba před jedním bránit a druhýho zranit).</text:p>
      <text:p text:style-name="P38">TODO: Válečnická schopnost <text:span text:style-name="T11">ocelový stisk</text:span></text:p>
      <text:p text:style-name="P38"><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0" text:outline-level="3">Hraničář</text:h>
      <text:p text:style-name="P49">TODO: Jde telekinezí nadzvednout sebe?</text:p>
      <text:p text:style-name="P49">- <text:span text:style-name="T76">asi by nemělo jít</text:span></text:p>
      <text:p text:style-name="P50">(Síla jako dítě).</text:p>
      <text:h text:style-name="Heading_20_3" text:outline-level="3">Kou<text:span text:style-name="T53">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097248448" text:style-name="L10">
        <text:list-item>
          <text:p text:style-name="P115">vyžaduje gestikulaci celýma rukama</text:p>
        </text:list-item>
        <text:list-item>
          <text:p text:style-name="P115">vyžaduje nahlas vyslovit zaklínací formuli</text:p>
        </text:list-item>
        <text:list-item>
          <text:p text:style-name="P115">postih za zbroj</text:p>
        </text:list-item>
      </text:list>
      <text:p text:style-name="P21">Montyho čardáš</text:p>
      <text:list xml:id="list1939314643" text:style-name="L11">
        <text:list-item>
          <text:p text:style-name="P116"><text:soft-page-break/><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7">Teleportaci zatím vidím na tři kouzla:</text:p>
      <text:list xml:id="list1043778370" text:style-name="L12">
        <text:list-item>
          <text:p text:style-name="P117"><text:span text:style-name="T14">Hyperprostor</text:span><text:span text:style-name="T21">: self only, krátká vzdálenost, na viditelnost.</text:span></text:p>
        </text:list-item>
      </text:list>
      <text:list xml:id="list191347753817616" text:continue-list="list2002796470" text:style-name="L8">
        <text:list-item>
          <text:list>
            <text:list-item>
              <text:p text:style-name="P118"><text:span text:style-name="T16">Tzn. kouzelník se dostane i za mříž, ale sám </text:span><text:span text:style-name="T17">(což je otázka, jestli je dobře...)</text:span><text:span text:style-name="T16">.</text:span></text:p>
            </text:list-item>
            <text:list-item>
              <text:p text:style-name="P96">Asi by to i tak mělo bejt mistrovské kouzlo, ať to nerozbíjí lowlevelové dungeony.</text:p>
            </text:list-item>
          </text:list>
        </text:list-item>
      </text:list>
      <text:p text:style-name="P20">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799692699" text:style-name="L13">
        <text:list-item>
          <text:p text:style-name="P97">Chtěl bych to dát na víc cílů, ale pak budu zase muset řešit friend/foe.</text:p>
        </text:list-item>
        <text:list-item>
          <text:p text:style-name="P9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7">Možná se je jich třeba dotknout?</text:p>
        </text:list-item>
      </text:list>
      <text:list xml:id="list191348429191441" text:continue-list="list191347753817616" text:style-name="L8">
        <text:list-item>
          <text:list>
            <text:list-item>
              <text:p text:style-name="P10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8"><text:soft-page-break/>Nebo obráceně: Oni se musí dotknout kouzelníka.</text:p>
            </text:list-item>
            <text:list-item>
              <text:p text:style-name="P96">Možná by mohlo jít, zakouzlit nejdřív někde kotvu – seslat ji na víc cílů, a pak tam všechny tyhle cíle vrátit najednou (mistrovské kouzlo?).</text:p>
            </text:list-item>
          </text:list>
        </text:list-item>
      </text:list>
      <text:p text:style-name="P45"><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500209753" text:style-name="L14">
        <text:list-item>
          <text:p text:style-name="P72">A pokud ho umí, mohl by bejt znatelně silnější (to bych ale musel ke každému předmětu napsat, co to posílení znamená).</text:p>
          <text:p text:style-name="P73">(Každopádně tak, jak je mám teď, jsou ty suroviny nudný.)</text:p>
        </text:list-item>
        <text:list-item>
          <text:p text:style-name="P74">/* Tohle asi nebude potřeba, pokud budou suroviny za prachy */</text:p>
        </text:list-item>
      </text:list>
      <text:p text:style-name="P19"><text:span text:style-name="T20">TODO: Schopnost </text:span>vidění magenergie</text:p>
      <text:p text:style-name="P16">TODO: Alchymistický recept: Tvárná pasta<text:line-break/>(Umožní přemodelovat pevné věci na něco jinýho).</text:p>
      <text:h text:style-name="Heading_20_2" text:outline-level="2"><text:soft-page-break/>Herní postupy</text:h>
      <text:h text:style-name="Heading_20_3" text:outline-level="3">Sesílání kouzel</text:h>
      <text:p text:style-name="P11">TODO (Kapitola asi neexistuje)</text:p>
      <text:list xml:id="list191349505913637" text:continue-list="list191348429191441" text:style-name="L8">
        <text:list-item>
          <text:list>
            <text:list-item>
              <text:list>
                <text:list-item>
                  <text:p text:style-name="P119">Co je to <text:span text:style-name="T11">soustředění</text:span>, co ho vyžaduje.</text:p>
                </text:list-item>
                <text:list-item>
                  <text:p text:style-name="P120">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91347754584255" text:continue-list="list191348781611708" text:style-name="L6">
        <text:list-item>
          <text:p text:style-name="P121">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191348653230699" text:continue-list="list191349505913637" text:style-name="L8">
        <text:list-item>
          <text:p text:style-name="P122">TODO: Kapitola Škrcení a zakousnutí</text:p>
          <text:list>
            <text:list-item>
              <text:p text:style-name="P122">Na chycení stačí jeden úspěch (pak už se dá škrtit), ale znamená to škrcení ve stoje. Když tě chce třeba tygr srazit na zem a zakousnout se do tebe, potřebuje dva úspěchy.</text:p>
            </text:list-item>
            <text:list-item>
              <text:p text:style-name="P122"><text:soft-page-break/><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23">Zranění při škrcení je 0, protože je to boj beze zbraně. Šelmy mají víc, protože mají zuby a drápy.</text:p>
            </text:list-item>
          </text:list>
        </text:list-item>
        <text:list-item>
          <text:p text:style-name="P124">TODO: Sloučit plnou obranu a únik z nevýhody?</text:p>
          <text:list>
            <text:list-item>
              <text:p text:style-name="P125">Asi jo – <text:span text:style-name="T1">čím míň pravidel, tím líp.</text:span></text:p>
            </text:list-item>
            <text:list-item>
              <text:p text:style-name="P75">Mechanicky to moc nejde dohromady. Plná obrana dává bonusy na obranu, Únik z nevýhody je ofenzivní akce.</text:p>
            </text:list-item>
          </text:list>
        </text:list-item>
        <text:list-item>
          <text:p text:style-name="P126">TODO: Zmínit, že v těžké zbroji se dá stále bránit Finesou (to je asi spíš ke zbrojím).</text:p>
        </text:list-item>
        <text:list-item>
          <text:p text:style-name="P127">TODO: Napsat kapitolu o taktice v boji</text:p>
          <text:list>
            <text:list-item>
              <text:p text:style-name="P127"><text:span text:style-name="T65">Příklady</text:span> vynucování obrany slabším statem.</text:p>
            </text:list-item>
          </text:list>
        </text:list-item>
        <text:list-item>
          <text:p text:style-name="P128">TODO: Příklad chycení zbraně (kopí) nebo ruky se zbraní (dýka).</text:p>
        </text:list-item>
        <text:list-item>
          <text:p text:style-name="P129">TODO: Zrevidovat počítání výhod a nevýhod při obraně Silou nebo Duší.</text:p>
          <text:list>
            <text:list-item>
              <text:p text:style-name="P129">Výhody a nevýhody, které se vztahují k možnosti uhnout, nehrají roli.</text:p>
            </text:list-item>
            <text:list-item>
              <text:p text:style-name="P129">Co nevýhoda za zranění? Asi taky ne...</text:p>
              <text:list>
                <text:list-item>
                  <text:p text:style-name="P130">Vážně zraněný kouzelník určitě bude mít postih.</text:p>
                </text:list-item>
                <text:list-item>
                  <text:p text:style-name="P130"><text:soft-page-break/>Oslepený kouzelník má asi smůlu (i když – může seslat modrý blesk zhruba někam do prostoru? Asi jo).</text:p>
                </text:list-item>
              </text:list>
            </text:list-item>
            <text:list-item>
              <text:p text:style-name="P130">Co kryt? Asi jo (menší část těla, která může hořet...)</text:p>
            </text:list-item>
          </text:list>
        </text:list-item>
        <text:list-item>
          <text:p text:style-name="P131">TODO: Příklady věcí, které jde obvykle dělat protivníkovi při střelbě, na melee, kouzlama a podobně.</text:p>
        </text:list-item>
        <text:list-item>
          <text:p text:style-name="P132">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794504881" text:style-name="L15">
        <text:list-item>
          <text:p text:style-name="P101">Čich (psí, hobití) řekne, kde zhruba neviditelný je.</text:p>
        </text:list-item>
      </text:list>
      <text:p text:style-name="P17"/>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91349044526357" text:continue-list="list191347754584255" text:style-name="L6">
        <text:list-item>
          <text:list>
            <text:list-item>
              <text:p text:style-name="P133">Síla: Vysílení nebo vyčerpání (bezvědomí).</text:p>
            </text:list-item>
            <text:list-item>
              <text:p text:style-name="P133">Finesa: <text:span text:style-name="T33">Točení hlavy, ztráta koordinace a rovnováhy.</text:span></text:p>
            </text:list-item>
            <text:list-item>
              <text:p text:style-name="P133">Duše: Apatie, ztráta příčetnosti nebo zdivočení (kontrolu převezmou instinkty).</text:p>
            </text:list-item>
          </text:list>
        </text:list-item>
      </text:list>
      <text:h text:style-name="Heading_20_2" text:outline-level="2"><text:soft-page-break/>Hraní za postavu</text:h>
      <text:p text:style-name="P46"><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51">TODO:</text:p>
      <text:p text:style-name="P56"><draw:frame draw:style-name="fr1" draw:name="Frame1" text:anchor-type="paragraph" svg:width="10.22cm" draw:z-index="0"><draw:text-box fo:min-height="0.041cm"><text:section text:style-name="Sect1" text:name="post_content563123"><text:p text:style-name="P57">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1"/>
      <text:p text:style-name="P48"/>
      <text:p text:style-name="P48"><text:soft-page-break/>TODO: Úpravy pravidel</text:p>
      <text:list xml:id="list3822637623" text:style-name="L16">
        <text:list-item>
          <text:p text:style-name="P134">Nikdy neměň pravidla sám, vždycky si o tom promluv s hráči.</text:p>
          <text:list>
            <text:list-item>
              <text:p text:style-name="P134">Hráči mají stejné právo podílet se na rozhodování tom, jak bude vaše hra vypadat, jako ty.</text:p>
            </text:list-item>
            <text:list-item>
              <text:p text:style-name="P134">Zajistíš tím, že o změně budou všichni vědět.</text:p>
            </text:list-item>
            <text:list-item>
              <text:p text:style-name="P134">Víc hlav víc ví, takže výsledná změna bude obvykle lepší, než kdybys ji s nikým neprobral.;</text:p>
            </text:list-item>
          </text:list>
        </text:list-item>
      </text:list>
      <text:p text:style-name="P37">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3879493852" text:style-name="L17">
        <text:list-item>
          <text:p text:style-name="P135"><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4">TODO:</text:p>
      <text:list xml:id="list1192998515" text:style-name="L18">
        <text:list-item>
          <text:p text:style-name="P136"><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3">TODO: Jak používat Náhodný hod.</text:p>
      <text:list xml:id="list2460326297" text:style-name="L19">
        <text:list-item>
          <text:p text:style-name="P137">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148572598" text:style-name="L20">
        <text:list-item>
          <text:p text:style-name="P138">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1228314027" text:style-name="L21">
        <text:list-item>
          <text:p text:style-name="P139">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66">TODO: </text:span>Monster reaction</text:p>
      <text:list xml:id="list1703987261" text:style-name="L22">
        <text:list-item>
          <text:p text:style-name="P141">Primární roli hraje, co jsou protivníci zač a co chtějí. Medvědice bude bránit své mládě, hladový vlk bude útočit.</text:p>
        </text:list-item>
        <text:list-item>
          <text:p text:style-name="P140"><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1">Není žádnej důvod, proč ve chvíli, kdy postavy chtějí s druhou stranu mluvit, jim do toho házet vidle nepodařeným hodem.</text:p>
        </text:list-item>
      </text:list>
      <text:p text:style-name="P18">Vedení soubojů</text:p>
      <text:list xml:id="list718512537" text:style-name="L23">
        <text:list-item>
          <text:p text:style-name="P142">TODO: Popisné „dohrávání“ souboje nebo kosení slabých protivníků.</text:p>
        </text:list-item>
      </text:list>
      <text:p text:style-name="P28"><text:span text:style-name="T37">+</text:span>Vedení kampaně</text:p>
      <text:p text:style-name="P28">Příprava</text:p>
      <text:p text:style-name="P28">Impr<text:span text:style-name="T35">o</text:span>v<text:span text:style-name="T35">i</text:span>zace</text:p>
      <text:p text:style-name="P28"/>
      <text:p text:style-name="P39">TODO: Vždycky dej hráčům možnost reagovat <text:span text:style-name="T40">(leda by na ně někdo připravil léčku)</text:span>.</text:p>
      <text:p text:style-name="P40">TODO <text:span text:style-name="T71">(napjatá situace – improvizační technika)</text:span>:</text:p>
      <text:p text:style-name="P40"><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91349249389009" text:continue-list="list191348653230699" text:style-name="L8">
        <text:list-item>
          <text:list>
            <text:list-item>
              <text:p text:style-name="P102">Magické předměty</text:p>
              <text:list>
                <text:list-item>
                  <text:p text:style-name="P102">Ceny magických předmětů</text:p>
                </text:list-item>
              </text:list>
            </text:list-item>
            <text:list-item>
              <text:p text:style-name="P103"><text:soft-page-break/>Přidělování cenností (money flow)</text:p>
            </text:list-item>
          </text:list>
        </text:list-item>
      </text:list>
      <text:h text:style-name="Heading_20_2" text:outline-level="2">Ceník</text:h>
      <text:list xml:id="list191348763077883" text:continue-numbering="true" text:style-name="L8">
        <text:list-item>
          <text:list>
            <text:list-item>
              <text:p text:style-name="P10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63" text:outline-level="2">Charsheety</text:h>
      <text:p text:style-name="P54">TODO: Zlodějovi dát lano</text:p>
      <text:p text:style-name="P54">TODO: Modrý blesk je proti Fyzičce</text:p>
      <text:p text:style-name="P54">TODO: Dát <text:span text:style-name="T78">postavám</text:span> louče nebo pochodně</text:p>
      <text:h text:style-name="P64" text:outline-level="2">Karty</text:h>
      <text:p text:style-name="P55">TODO: Fyzička místo Síly</text:p>
      <text:p text:style-name="P55">TODO: Rychlost: jako člověk, dvojnásobek lidské, polovina lidské atd.</text:p>
      <text:h text:style-name="Heading_20_2" text:outline-level="2">Obecně</text:h>
      <text:list xml:id="list3084248775" text:style-name="L24">
        <text:list-item>
          <text:p text:style-name="P143">TODO na všechny svitky s kouzly napsat, pro jakou jsou classu (Kouzelnické kouzlo, Hraničářské kouzlo...)</text:p>
        </text:list-item>
      </text:list>
      <text:list xml:id="list3558593329" text:style-name="L25">
        <text:list-item>
          <text:p text:style-name="P144">TODO: V hlavičce dungeonu zmínit, pro jaké úrovně je určený (začátečnické, pokročilé, mistrovské).</text:p>
        </text:list-item>
      </text:list>
      <text:list xml:id="list2445726649" text:style-name="L26">
        <text:list-item>
          <text:p text:style-name="P145">TODO: Dát na začátek dungeonů přehled, kolik se tam dá získat kouzelných předmětů (a jakých) a kolik se tam dá celkem vydělat.</text:p>
        </text:list-item>
        <text:list-item>
          <text:p text:style-name="P146">TODO: Všechny pasti a tajné věci by měly být telegrafované (průvan, mech, obraz na stěně atd.)</text:p>
        </text:list-item>
        <text:list-item>
          <text:p text:style-name="P147"><text:soft-page-break/>TODO: Na svitky napsat, kdo se z nich kouzlo může naučit.</text:p>
        </text:list-item>
        <text:list-item>
          <text:p text:style-name="P148">TODO: Rozhodnout, jestli u potvor nechat „Kondice“, nebo to změnit na „Životy“, případně „Velikost.</text:p>
          <text:list>
            <text:list-item>
              <text:p text:style-name="P148">Asi <text:span text:style-name="T77">spíš</text:span> životy, to je hlavní informace.</text:p>
            </text:list-item>
            <text:list-item>
              <text:p text:style-name="P149">Nejspíš ve formátu: „7 žt“, ať to zabírá míň místa.</text:p>
            </text:list-item>
          </text:list>
        </text:list-item>
        <text:list-item>
          <text:p text:style-name="P150">TODO: Změnit Sílu na Fyzičku</text:p>
          <text:list>
            <text:list-item>
              <text:p text:style-name="P151">Možná pak zlobr nebude mít tolik a bude mít místo toho fakt brutální zranění?</text:p>
            </text:list-item>
          </text:list>
        </text:list-item>
      </text:list>
      <text:h text:style-name="Heading_20_2" text:outline-level="2">Pevnost</text:h>
      <text:list xml:id="list191349370954334" text:continue-list="list3558593329" text:style-name="L25">
        <text:list-item>
          <text:p text:style-name="P144">TODO: <text:span text:style-name="T51">t</text:span>ext, podle nějž postavy najdou pevnost.</text:p>
        </text:list-item>
        <text:list-item>
          <text:p text:style-name="P152">T<text:span text:style-name="T54">ODO</text:span> ohnivé šipky v pevnosti nemohou být ohnivé, protože magické pasti vypadají jinak.</text:p>
          <text:list>
            <text:list-item>
              <text:p text:style-name="P153">Nebo ve stěně musejí být magické runy.</text:p>
            </text:list-item>
          </text:list>
        </text:list-item>
      </text:list>
      <text:h text:style-name="Heading_20_2" text:outline-level="2">Důl</text:h>
      <text:list xml:id="list191347792613135" text:continue-numbering="true" text:style-name="L25">
        <text:list-item>
          <text:p text:style-name="P154">TODO: Runová stráž by měla asi dělat i něco jinýho než poplach, protože jen vyzní do ztracena (asi paralýzu, to dává smysl).</text:p>
          <text:list>
            <text:list-item>
              <text:p text:style-name="P155"><text:span text:style-name="T54">A </text:span>měla <text:span text:style-name="T54">by</text:span> mít nějaký password.</text:p>
              <text:list>
                <text:list-item>
                  <text:p text:style-name="P155">+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2446861865" text:style-name="L27">
        <text:list-item>
          <text:p text:style-name="P156">Celá skupina by se pak například dostala za mříž.</text:p>
        </text:list-item>
        <text:list-item>
          <text:p text:style-name="P156">(Může ale existovat předmět teleportující na pevně dané místo.)</text:p>
        </text:list-item>
      </text:list>
      <text:p text:style-name="P10">Lektvar neviditelnosti.</text:p>
      <text:list xml:id="list1966819438" text:style-name="L28">
        <text:list-item>
          <text:p text:style-name="P157">Celá družina by pořád byla neviditelná.</text:p>
        </text:list-item>
      </text:list>
      <text:p text:style-name="P10">Svitek s léčivým kouzlem?</text:p>
      <text:list xml:id="list3038981702" text:style-name="L29">
        <text:list-item>
          <text:p text:style-name="P158">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9">Možná by léčivé kouzlo ze svitku mělo bejt slabší.</text:p>
          <text:list>
            <text:list-item>
              <text:p text:style-name="P160">Jak to ale udělat? Menší kostka než k6 jsou leda nějaký kz...</text:p>
            </text:list-item>
          </text:list>
        </text:list-item>
        <text:list-item>
          <text:p text:style-name="P161">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420900636" text:style-name="L30">
        <text:list-item>
          <text:p text:style-name="P76">Dokonce by to mohlo být tak, že za jeden úspěch ho jen nasaje a za dva ho dokáže rovnou vrátit (odrazit).</text:p>
        </text:list-item>
        <text:list-item>
          <text:p text:style-name="P162"><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456612826" text:style-name="L31">
        <text:list-item>
          <text:p text:style-name="P77">Jde používat i cizí hůl, ale čaroděj si ji musí připoutat (asi jako jakýkoliv magický předmět).</text:p>
          <text:p text:style-name="P77">(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2">ale démon do něj není „zakletý“.</text:span></text:p>
      <text:list xml:id="list2258579418" text:style-name="L32">
        <text:list-item>
          <text:p text:style-name="P78">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4T19:13:46.924000000</dc:date>
    <meta:print-date>2113-01-01T00:00:00</meta:print-date>
    <meta:editing-cycles>20493</meta:editing-cycles>
    <meta:editing-duration>P59DT19H51M50S</meta:editing-duration>
    <meta:generator>LibreOffice/6.0.5.2$Windows_X86_64 LibreOffice_project/54c8cbb85f300ac59db32fe8a675ff7683cd5a16</meta:generator>
    <meta:document-statistic meta:table-count="0" meta:image-count="2" meta:object-count="0" meta:page-count="24" meta:paragraph-count="244" meta:word-count="3668" meta:character-count="21568" meta:non-whitespace-character-count="18243"/>
  </office:meta>
</office:document-meta>
</file>